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{</text:span><text:span text:style-name="T2">"G03"</text:span><text:span text:style-name="T1">, </text:span><text:span text:style-name="T2">"Addison Road-Seat Pleasant"</text:span><text:span text:style-name="T1">},</text:span></text:p>
      <text:p text:style-name="P1"><text:span text:style-name="T1"><text:s text:c="12"/>{</text:span><text:span text:style-name="T2">"F06"</text:span><text:span text:style-name="T1">, </text:span><text:span text:style-name="T2">"Anacostia"</text:span><text:span text:style-name="T1">},</text:span></text:p>
      <text:p text:style-name="P1"><text:span text:style-name="T1"><text:s text:c="12"/>{</text:span><text:span text:style-name="T2">"F02"</text:span><text:span text:style-name="T1">, </text:span><text:span text:style-name="T2">"Archives-Navy Memorial-Penn Quarter"</text:span><text:span text:style-name="T1">},</text:span></text:p>
      <text:p text:style-name="P1"><text:span text:style-name="T1"><text:s text:c="12"/>{</text:span><text:span text:style-name="T2">"C06"</text:span><text:span text:style-name="T1">, </text:span><text:span text:style-name="T2">"Arlington Cemetery"</text:span><text:span text:style-name="T1">},</text:span></text:p>
      <text:p text:style-name="P1"><text:span text:style-name="T1"><text:s text:c="12"/>{</text:span><text:span text:style-name="T2">"K04"</text:span><text:span text:style-name="T1">, </text:span><text:span text:style-name="T2">"Ballston-MU"</text:span><text:span text:style-name="T1">},</text:span></text:p>
      <text:p text:style-name="P1"><text:span text:style-name="T1"><text:s text:c="12"/>{</text:span><text:span text:style-name="T2">"G01"</text:span><text:span text:style-name="T1">, </text:span><text:span text:style-name="T2">"Benning Road"</text:span><text:span text:style-name="T1">},</text:span></text:p>
      <text:p text:style-name="P1"><text:span text:style-name="T1"><text:s text:c="12"/>{</text:span><text:span text:style-name="T2">"A09"</text:span><text:span text:style-name="T1">, </text:span><text:span text:style-name="T2">"Bethesda"</text:span><text:span text:style-name="T1">},</text:span></text:p>
      <text:p text:style-name="P1"><text:span text:style-name="T1"><text:s text:c="12"/>{</text:span><text:span text:style-name="T2">"C12"</text:span><text:span text:style-name="T1">, </text:span><text:span text:style-name="T2">"Braddock Road"</text:span><text:span text:style-name="T1">},</text:span></text:p>
      <text:p text:style-name="P1"><text:span text:style-name="T1"><text:s text:c="12"/>{</text:span><text:span text:style-name="T2">"F11"</text:span><text:span text:style-name="T1">, </text:span><text:span text:style-name="T2">"Branch Ave"</text:span><text:span text:style-name="T1">},</text:span></text:p>
      <text:p text:style-name="P1"><text:span text:style-name="T1"><text:s text:c="12"/>{</text:span><text:span text:style-name="T2">"B05"</text:span><text:span text:style-name="T1">, </text:span><text:span text:style-name="T2">"Brookland-CUA"</text:span><text:span text:style-name="T1">},</text:span></text:p>
      <text:p text:style-name="P1"><text:span text:style-name="T1"><text:s text:c="12"/>{</text:span><text:span text:style-name="T2">"G02"</text:span><text:span text:style-name="T1">, </text:span><text:span text:style-name="T2">"Capitol Heights"</text:span><text:span text:style-name="T1">},</text:span></text:p>
      <text:p text:style-name="P1"><text:span text:style-name="T1"><text:s text:c="12"/>{</text:span><text:span text:style-name="T2">"D05"</text:span><text:span text:style-name="T1">, </text:span><text:span text:style-name="T2">"Capitol South"</text:span><text:span text:style-name="T1">},</text:span></text:p>
      <text:p text:style-name="P1"><text:span text:style-name="T1"><text:s text:c="12"/>{</text:span><text:span text:style-name="T2">"D11"</text:span><text:span text:style-name="T1">, </text:span><text:span text:style-name="T2">"Cheverly"</text:span><text:span text:style-name="T1">},</text:span></text:p>
      <text:p text:style-name="P1"><text:span text:style-name="T1"><text:s text:c="12"/>{</text:span><text:span text:style-name="T2">"K02"</text:span><text:span text:style-name="T1">, </text:span><text:span text:style-name="T2">"Clarendon"</text:span><text:span text:style-name="T1">},</text:span></text:p>
      <text:p text:style-name="P1"><text:span text:style-name="T1"><text:s text:c="12"/>{</text:span><text:span text:style-name="T2">"A05"</text:span><text:span text:style-name="T1">, </text:span><text:span text:style-name="T2">"Cleveland Park"</text:span><text:span text:style-name="T1">},</text:span></text:p>
      <text:p text:style-name="P1"><text:span text:style-name="T1"><text:s text:c="12"/>{</text:span><text:span text:style-name="T2">"E09"</text:span><text:span text:style-name="T1">, </text:span><text:span text:style-name="T2">"College Park-U of Md"</text:span><text:span text:style-name="T1">},</text:span></text:p>
      <text:p text:style-name="P1"><text:span text:style-name="T1"><text:s text:c="12"/>{</text:span><text:span text:style-name="T2">"E04"</text:span><text:span text:style-name="T1">, </text:span><text:span text:style-name="T2">"Columbia Heights"</text:span><text:span text:style-name="T1">},</text:span></text:p>
      <text:p text:style-name="P1"><text:span text:style-name="T1"><text:s text:c="12"/>{</text:span><text:span text:style-name="T2">"F07"</text:span><text:span text:style-name="T1">, </text:span><text:span text:style-name="T2">"Congress Heights"</text:span><text:span text:style-name="T1">},</text:span></text:p>
      <text:p text:style-name="P1"><text:span text:style-name="T1"><text:s text:c="12"/>{</text:span><text:span text:style-name="T2">"K01"</text:span><text:span text:style-name="T1">, </text:span><text:span text:style-name="T2">"Court House"</text:span><text:span text:style-name="T1">},</text:span></text:p>
      <text:p text:style-name="P1"><text:span text:style-name="T1"><text:s text:c="12"/>{</text:span><text:span text:style-name="T2">"C09"</text:span><text:span text:style-name="T1">, </text:span><text:span text:style-name="T2">"Crystal City"</text:span><text:span text:style-name="T1">},</text:span></text:p>
      <text:p text:style-name="P1"><text:span text:style-name="T1"><text:s text:c="12"/>{</text:span><text:span text:style-name="T2">"D10"</text:span><text:span text:style-name="T1">, </text:span><text:span text:style-name="T2">"Deanwood"</text:span><text:span text:style-name="T1">},</text:span></text:p>
      <text:p text:style-name="P1"><text:span text:style-name="T1"><text:s text:c="12"/>{</text:span><text:span text:style-name="T2">"K07"</text:span><text:span text:style-name="T1">, </text:span><text:span text:style-name="T2">"Dunn Loring-Merrifield"</text:span><text:span text:style-name="T1">},</text:span></text:p>
      <text:p text:style-name="P1"><text:span text:style-name="T1"><text:s text:c="12"/>{</text:span><text:span text:style-name="T2">"A03"</text:span><text:span text:style-name="T1">, </text:span><text:span text:style-name="T2">"Dupont Circle"</text:span><text:span text:style-name="T1">},</text:span></text:p>
      <text:p text:style-name="P1"><text:span text:style-name="T1"><text:s text:c="12"/>{</text:span><text:span text:style-name="T2">"K05"</text:span><text:span text:style-name="T1">, </text:span><text:span text:style-name="T2">"East Falls Church"</text:span><text:span text:style-name="T1">},</text:span></text:p>
      <text:p text:style-name="P1"><text:span text:style-name="T1"><text:s text:c="12"/>{</text:span><text:span text:style-name="T2">"D06"</text:span><text:span text:style-name="T1">, </text:span><text:span text:style-name="T2">"Eastern Market"</text:span><text:span text:style-name="T1">},</text:span></text:p>
      <text:p text:style-name="P1"><text:span text:style-name="T1"><text:s text:c="12"/>{</text:span><text:span text:style-name="T2">"C14"</text:span><text:span text:style-name="T1">, </text:span><text:span text:style-name="T2">"Eisenhower Avenue"</text:span><text:span text:style-name="T1">},</text:span></text:p>
      <text:p text:style-name="P1"><text:span text:style-name="T1"><text:s text:c="12"/>{</text:span><text:span text:style-name="T2">"A02"</text:span><text:span text:style-name="T1">, </text:span><text:span text:style-name="T2">"Farragut North"</text:span><text:span text:style-name="T1">},</text:span></text:p>
      <text:p text:style-name="P1"><text:span text:style-name="T1"><text:s text:c="12"/>{</text:span><text:span text:style-name="T2">"C03"</text:span><text:span text:style-name="T1">, </text:span><text:span text:style-name="T2">"Farragut West"</text:span><text:span text:style-name="T1">},</text:span></text:p>
      <text:p text:style-name="P1"><text:span text:style-name="T1"><text:s text:c="12"/>{</text:span><text:span text:style-name="T2">"D04"</text:span><text:span text:style-name="T1">, </text:span><text:span text:style-name="T2">"Federal Center SW"</text:span><text:span text:style-name="T1">},</text:span></text:p>
      <text:p text:style-name="P1"><text:span text:style-name="T1"><text:s text:c="12"/>{</text:span><text:span text:style-name="T2">"D01"</text:span><text:span text:style-name="T1">, </text:span><text:span text:style-name="T2">"Federal Triangle"</text:span><text:span text:style-name="T1">},</text:span></text:p>
      <text:p text:style-name="P1"><text:span text:style-name="T1"><text:s text:c="12"/>{</text:span><text:span text:style-name="T2">"C04"</text:span><text:span text:style-name="T1">, </text:span><text:span text:style-name="T2">"Foggy Bottom-GWU"</text:span><text:span text:style-name="T1">},</text:span></text:p>
      <text:p text:style-name="P1"><text:span text:style-name="T1"><text:s text:c="12"/>{</text:span><text:span text:style-name="T2">"B09"</text:span><text:span text:style-name="T1">, </text:span><text:span text:style-name="T2">"Forest Glen"</text:span><text:span text:style-name="T1">},</text:span></text:p>
      <text:p text:style-name="P1"><text:span text:style-name="T1"><text:s text:c="12"/>{</text:span><text:span text:style-name="T2">"B06"</text:span><text:span text:style-name="T1">, </text:span><text:span text:style-name="T2">"Fort Totten"</text:span><text:span text:style-name="T1">},</text:span></text:p>
      <text:p text:style-name="P1"><text:span text:style-name="T1"><text:s text:c="12"/>{</text:span><text:span text:style-name="T2">"E06"</text:span><text:span text:style-name="T1">, </text:span><text:span text:style-name="T2">"Fort Totten"</text:span><text:span text:style-name="T1">},</text:span></text:p>
      <text:p text:style-name="P1"><text:span text:style-name="T1"><text:s text:c="12"/>{</text:span><text:span text:style-name="T2">"J03"</text:span><text:span text:style-name="T1">, </text:span><text:span text:style-name="T2">"Franconia-Springfield"</text:span><text:span text:style-name="T1">},</text:span></text:p>
      <text:p text:style-name="P1"><text:span text:style-name="T1"><text:s text:c="12"/>{</text:span><text:span text:style-name="T2">"A08"</text:span><text:span text:style-name="T1">, </text:span><text:span text:style-name="T2">"Friendship Heights"</text:span><text:span text:style-name="T1">},</text:span></text:p>
      <text:p text:style-name="P1"><text:span text:style-name="T1"><text:s text:c="12"/>{</text:span><text:span text:style-name="T2">"B01"</text:span><text:span text:style-name="T1">, </text:span><text:span text:style-name="T2">"Gallery Pl-Chinatown"</text:span><text:span text:style-name="T1">},</text:span></text:p>
      <text:p text:style-name="P1"><text:span text:style-name="T1"><text:s text:c="12"/>{</text:span><text:span text:style-name="T2">"F01"</text:span><text:span text:style-name="T1">, </text:span><text:span text:style-name="T2">"Gallery Pl-Chinatown"</text:span><text:span text:style-name="T1">},</text:span></text:p>
      <text:p text:style-name="P1"><text:span text:style-name="T1"><text:s text:c="12"/>{</text:span><text:span text:style-name="T2">"E05"</text:span><text:span text:style-name="T1">, </text:span><text:span text:style-name="T2">"Georgia Ave-Petworth"</text:span><text:span text:style-name="T1">},</text:span></text:p>
      <text:p text:style-name="P1"><text:span text:style-name="T1"><text:s text:c="12"/>{</text:span><text:span text:style-name="T2">"B11"</text:span><text:span text:style-name="T1">, </text:span><text:span text:style-name="T2">"Glenmont"</text:span><text:span text:style-name="T1">},</text:span></text:p>
      <text:p text:style-name="P1"><text:span text:style-name="T1"><text:s text:c="12"/>{</text:span><text:span text:style-name="T2">"E10"</text:span><text:span text:style-name="T1">, </text:span><text:span text:style-name="T2">"Greenbelt"</text:span><text:span text:style-name="T1">},</text:span></text:p>
      <text:p text:style-name="P1"><text:span text:style-name="T1"><text:s text:c="12"/>{</text:span><text:span text:style-name="T2">"N03"</text:span><text:span text:style-name="T1">, </text:span><text:span text:style-name="T2">"Greensboro"</text:span><text:span text:style-name="T1">},</text:span></text:p>
      <text:p text:style-name="P1"><text:span text:style-name="T1"><text:s text:c="12"/>{</text:span><text:span text:style-name="T2">"A11"</text:span><text:span text:style-name="T1">, </text:span><text:span text:style-name="T2">"Grosvenor-Strathmore"</text:span><text:span text:style-name="T1">},</text:span></text:p>
      <text:p text:style-name="P1"><text:span text:style-name="T1"><text:s text:c="12"/>{</text:span><text:span text:style-name="T2">"C15"</text:span><text:span text:style-name="T1">, </text:span><text:span text:style-name="T2">"Huntington"</text:span><text:span text:style-name="T1">},</text:span></text:p>
      <text:p text:style-name="P1"><text:span text:style-name="T1"><text:s text:c="12"/>{</text:span><text:span text:style-name="T2">"B02"</text:span><text:span text:style-name="T1">, </text:span><text:span text:style-name="T2">"Judiciary Square"</text:span><text:span text:style-name="T1">},</text:span></text:p>
      <text:p text:style-name="P1"><text:span text:style-name="T1"><text:s text:c="12"/>{</text:span><text:span text:style-name="T2">"C13"</text:span><text:span text:style-name="T1">, </text:span><text:span text:style-name="T2">"King St-Old Town"</text:span><text:span text:style-name="T1">},</text:span></text:p>
      <text:p text:style-name="P1"><text:span text:style-name="T1"><text:s text:c="12"/>{</text:span><text:span text:style-name="T2">"D03"</text:span><text:span text:style-name="T1">, </text:span><text:span text:style-name="T2">"L'Enfant Plaza"</text:span><text:span text:style-name="T1">},</text:span></text:p>
      <text:p text:style-name="P1"><text:span text:style-name="T1"><text:s text:c="12"/>{</text:span><text:span text:style-name="T2">"F03"</text:span><text:span text:style-name="T1">, </text:span><text:span text:style-name="T2">"L'Enfant Plaza"</text:span><text:span text:style-name="T1">},</text:span></text:p>
      <text:p text:style-name="P1"><text:span text:style-name="T1"><text:s text:c="12"/>{</text:span><text:span text:style-name="T2">"D12"</text:span><text:span text:style-name="T1">, </text:span><text:span text:style-name="T2">"Landover"</text:span><text:span text:style-name="T1">},</text:span></text:p>
      <text:p text:style-name="P1"><text:span text:style-name="T1"><text:s text:c="12"/>{</text:span><text:span text:style-name="T2">"G05"</text:span><text:span text:style-name="T1">, </text:span><text:span text:style-name="T2">"Largo Town Center"</text:span><text:span text:style-name="T1">},</text:span></text:p>
      <text:p text:style-name="P1"><text:span text:style-name="T1"><text:s text:c="12"/>{</text:span><text:span text:style-name="T2">"N01"</text:span><text:span text:style-name="T1">, </text:span><text:span text:style-name="T2">"McLean"</text:span><text:span text:style-name="T1">},</text:span></text:p>
      <text:p text:style-name="P1"><text:span text:style-name="T1"><text:s text:c="12"/>{</text:span><text:span text:style-name="T2">"C02"</text:span><text:span text:style-name="T1">, </text:span><text:span text:style-name="T2">"McPherson Square"</text:span><text:span text:style-name="T1">},</text:span></text:p>
      <text:p text:style-name="P1"><text:span text:style-name="T1"><text:s text:c="12"/>{</text:span><text:span text:style-name="T2">"A10"</text:span><text:span text:style-name="T1">, </text:span><text:span text:style-name="T2">"Medical Center"</text:span><text:span text:style-name="T1">},</text:span></text:p>
      <text:p text:style-name="P1"><text:span text:style-name="T1"><text:s text:c="12"/>{</text:span><text:span text:style-name="T2">"A01"</text:span><text:span text:style-name="T1">, </text:span><text:span text:style-name="T2">"Metro Center"</text:span><text:span text:style-name="T1">},</text:span></text:p>
      <text:p text:style-name="P1"><text:span text:style-name="T1"><text:s text:c="12"/>{</text:span><text:span text:style-name="T2">"C01"</text:span><text:span text:style-name="T1">, </text:span><text:span text:style-name="T2">"Metro Center"</text:span><text:span text:style-name="T1">},</text:span></text:p>
      <text:p text:style-name="P1"><text:span text:style-name="T1"><text:s text:c="12"/>{</text:span><text:span text:style-name="T2">"D09"</text:span><text:span text:style-name="T1">, </text:span><text:span text:style-name="T2">"Minnesota Ave"</text:span><text:span text:style-name="T1">},</text:span></text:p>
      <text:p text:style-name="P1"><text:span text:style-name="T1"><text:s text:c="12"/>{</text:span><text:span text:style-name="T2">"G04"</text:span><text:span text:style-name="T1">, </text:span><text:span text:style-name="T2">"Morgan Boulevard"</text:span><text:span text:style-name="T1">},</text:span></text:p>
      <text:p text:style-name="P1"><text:span text:style-name="T1"><text:s text:c="12"/>{</text:span><text:span text:style-name="T2">"E01"</text:span><text:span text:style-name="T1">, </text:span><text:span text:style-name="T2">"Mt Vernon Sq 7th St-Convention Center"</text:span><text:span text:style-name="T1">},</text:span></text:p>
      <text:p text:style-name="P1"><text:span text:style-name="T1"><text:s text:c="12"/>{</text:span><text:span text:style-name="T2">"F05"</text:span><text:span text:style-name="T1">, </text:span><text:span text:style-name="T2">"Navy Yard-Ballpark"</text:span><text:span text:style-name="T1">},</text:span></text:p>
      <text:p text:style-name="P1"><text:span text:style-name="T1"><text:s text:c="12"/>{</text:span><text:span text:style-name="T2">"F09"</text:span><text:span text:style-name="T1">, </text:span><text:span text:style-name="T2">"Naylor Road"</text:span><text:span text:style-name="T1">},</text:span></text:p>
      <text:p text:style-name="P1"><text:span text:style-name="T1"><text:s text:c="12"/>{</text:span><text:span text:style-name="T2">"D13"</text:span><text:span text:style-name="T1">, </text:span><text:span text:style-name="T2">"New Carrollton"</text:span><text:span text:style-name="T1">},</text:span></text:p>
      <text:p text:style-name="P1"><text:span text:style-name="T1"><text:s text:c="12"/>{</text:span><text:span text:style-name="T2">"B35"</text:span><text:span text:style-name="T1">, </text:span><text:span text:style-name="T2">"NoMa-Gallaudet U"</text:span><text:span text:style-name="T1">},</text:span></text:p>
      <text:p text:style-name="P1"><text:span text:style-name="T1"><text:s text:c="12"/>{</text:span><text:span text:style-name="T2">"C07"</text:span><text:span text:style-name="T1">, </text:span><text:span text:style-name="T2">"Pentagon"</text:span><text:span text:style-name="T1">},</text:span></text:p>
      <text:p text:style-name="P1"><text:span text:style-name="T1"><text:s text:c="12"/>{</text:span><text:span text:style-name="T2">"C08"</text:span><text:span text:style-name="T1">, </text:span><text:span text:style-name="T2">"Pentagon City"</text:span><text:span text:style-name="T1">},</text:span></text:p>
      <text:p text:style-name="P1"><text:span text:style-name="T1"><text:s text:c="12"/>{</text:span><text:span text:style-name="T2">"D07"</text:span><text:span text:style-name="T1">, </text:span><text:span text:style-name="T2">"Potomac Ave"</text:span><text:span text:style-name="T1">},</text:span></text:p>
      <text:p text:style-name="P1"><text:soft-page-break/><text:span text:style-name="T1"><text:s text:c="12"/>{</text:span><text:span text:style-name="T2">"E08"</text:span><text:span text:style-name="T1">, </text:span><text:span text:style-name="T2">"Prince George's Plaza"</text:span><text:span text:style-name="T1">},</text:span></text:p>
      <text:p text:style-name="P1"><text:span text:style-name="T1"><text:s text:c="12"/>{</text:span><text:span text:style-name="T2">"B04"</text:span><text:span text:style-name="T1">, </text:span><text:span text:style-name="T2">"Rhode Island Ave-Brentwood"</text:span><text:span text:style-name="T1">},</text:span></text:p>
      <text:p text:style-name="P1"><text:span text:style-name="T1"><text:s text:c="12"/>{</text:span><text:span text:style-name="T2">"A14"</text:span><text:span text:style-name="T1">, </text:span><text:span text:style-name="T2">"Rockville"</text:span><text:span text:style-name="T1">},</text:span></text:p>
      <text:p text:style-name="P1"><text:span text:style-name="T1"><text:s text:c="12"/>{</text:span><text:span text:style-name="T2">"C10"</text:span><text:span text:style-name="T1">, </text:span><text:span text:style-name="T2">"Ronald Reagan Washington National Airport"</text:span><text:span text:style-name="T1">},</text:span></text:p>
      <text:p text:style-name="P1"><text:span text:style-name="T1"><text:s text:c="12"/>{</text:span><text:span text:style-name="T2">"C05"</text:span><text:span text:style-name="T1">, </text:span><text:span text:style-name="T2">"Rosslyn"</text:span><text:span text:style-name="T1">},</text:span></text:p>
      <text:p text:style-name="P1"><text:span text:style-name="T1"><text:s text:c="12"/>{</text:span><text:span text:style-name="T2">"A15"</text:span><text:span text:style-name="T1">, </text:span><text:span text:style-name="T2">"Shady Grove"</text:span><text:span text:style-name="T1">},</text:span></text:p>
      <text:p text:style-name="P1"><text:span text:style-name="T1"><text:s text:c="12"/>{</text:span><text:span text:style-name="T2">"E02"</text:span><text:span text:style-name="T1">, </text:span><text:span text:style-name="T2">"Shaw-Howard U"</text:span><text:span text:style-name="T1">},</text:span></text:p>
      <text:p text:style-name="P1"><text:span text:style-name="T1"><text:s text:c="12"/>{</text:span><text:span text:style-name="T2">"B08"</text:span><text:span text:style-name="T1">, </text:span><text:span text:style-name="T2">"Silver Spring"</text:span><text:span text:style-name="T1">},</text:span></text:p>
      <text:p text:style-name="P1"><text:span text:style-name="T1"><text:s text:c="12"/>{</text:span><text:span text:style-name="T2">"T81"</text:span><text:span text:style-name="T1">, </text:span><text:span text:style-name="T2">"Silver Spring Transit Center"</text:span><text:span text:style-name="T1">},</text:span></text:p>
      <text:p text:style-name="P1"><text:span text:style-name="T1"><text:s text:c="12"/>{</text:span><text:span text:style-name="T2">"D02"</text:span><text:span text:style-name="T1">, </text:span><text:span text:style-name="T2">"Smithsonian"</text:span><text:span text:style-name="T1">},</text:span></text:p>
      <text:p text:style-name="P1"><text:span text:style-name="T1"><text:s text:c="12"/>{</text:span><text:span text:style-name="T2">"F08"</text:span><text:span text:style-name="T1">, </text:span><text:span text:style-name="T2">"Southern Avenue"</text:span><text:span text:style-name="T1">},</text:span></text:p>
      <text:p text:style-name="P1"><text:span text:style-name="T1"><text:s text:c="12"/>{</text:span><text:span text:style-name="T2">"N04"</text:span><text:span text:style-name="T1">, </text:span><text:span text:style-name="T2">"Spring Hill"</text:span><text:span text:style-name="T1">},</text:span></text:p>
      <text:p text:style-name="P1"><text:span text:style-name="T1"><text:s text:c="12"/>{</text:span><text:span text:style-name="T2">"D08"</text:span><text:span text:style-name="T1">, </text:span><text:span text:style-name="T2">"Stadium-Armory"</text:span><text:span text:style-name="T1">},</text:span></text:p>
      <text:p text:style-name="P1"><text:span text:style-name="T1"><text:s text:c="12"/>{</text:span><text:span text:style-name="T2">"F10"</text:span><text:span text:style-name="T1">, </text:span><text:span text:style-name="T2">"Suitland"</text:span><text:span text:style-name="T1">},</text:span></text:p>
      <text:p text:style-name="P1"><text:span text:style-name="T1"><text:s text:c="12"/>{</text:span><text:span text:style-name="T2">"B07"</text:span><text:span text:style-name="T1">, </text:span><text:span text:style-name="T2">"Takoma"</text:span><text:span text:style-name="T1">},</text:span></text:p>
      <text:p text:style-name="P1"><text:span text:style-name="T1"><text:s text:c="12"/>{</text:span><text:span text:style-name="T2">"A07"</text:span><text:span text:style-name="T1">, </text:span><text:span text:style-name="T2">"Tenleytown-AU"</text:span><text:span text:style-name="T1">},</text:span></text:p>
      <text:p text:style-name="P1"><text:span text:style-name="T1"><text:s text:c="12"/>{</text:span><text:span text:style-name="T2">"A13"</text:span><text:span text:style-name="T1">, </text:span><text:span text:style-name="T2">"Twinbrook"</text:span><text:span text:style-name="T1">},</text:span></text:p>
      <text:p text:style-name="P1"><text:span text:style-name="T1"><text:s text:c="12"/>{</text:span><text:span text:style-name="T2">"N02"</text:span><text:span text:style-name="T1">, </text:span><text:span text:style-name="T2">"Tysons Corner"</text:span><text:span text:style-name="T1">},</text:span></text:p>
      <text:p text:style-name="P1"><text:span text:style-name="T1"><text:s text:c="12"/>{</text:span><text:span text:style-name="T2">"E03"</text:span><text:span text:style-name="T1">, </text:span><text:span text:style-name="T2">"U Street/African-Amer Civil War Memorial/Cardozo"</text:span><text:span text:style-name="T1">},</text:span></text:p>
      <text:p text:style-name="P1"><text:span text:style-name="T1"><text:s text:c="12"/>{</text:span><text:span text:style-name="T2">"B03"</text:span><text:span text:style-name="T1">, </text:span><text:span text:style-name="T2">"Union Station"</text:span><text:span text:style-name="T1">},</text:span></text:p>
      <text:p text:style-name="P1"><text:span text:style-name="T1"><text:s text:c="12"/>{</text:span><text:span text:style-name="T2">"J02"</text:span><text:span text:style-name="T1">, </text:span><text:span text:style-name="T2">"Van Dorn Street"</text:span><text:span text:style-name="T1">},</text:span></text:p>
      <text:p text:style-name="P1"><text:span text:style-name="T1"><text:s text:c="12"/>{</text:span><text:span text:style-name="T2">"A06"</text:span><text:span text:style-name="T1">, </text:span><text:span text:style-name="T2">"Van Ness-UDC"</text:span><text:span text:style-name="T1">},</text:span></text:p>
      <text:p text:style-name="P1"><text:span text:style-name="T1"><text:s text:c="12"/>{</text:span><text:span text:style-name="T2">"K08"</text:span><text:span text:style-name="T1">, </text:span><text:span text:style-name="T2">"Vienna/Fairfax-GMU"</text:span><text:span text:style-name="T1">},</text:span></text:p>
      <text:p text:style-name="P1"><text:span text:style-name="T1"><text:s text:c="12"/>{</text:span><text:span text:style-name="T2">"K03"</text:span><text:span text:style-name="T1">, </text:span><text:span text:style-name="T2">"Virginia Square-GMU"</text:span><text:span text:style-name="T1">},</text:span></text:p>
      <text:p text:style-name="P1"><text:span text:style-name="T1"><text:s text:c="12"/>{</text:span><text:span text:style-name="T2">"F04"</text:span><text:span text:style-name="T1">, </text:span><text:span text:style-name="T2">"Waterfront"</text:span><text:span text:style-name="T1">},</text:span></text:p>
      <text:p text:style-name="P1"><text:span text:style-name="T1"><text:s text:c="12"/>{</text:span><text:span text:style-name="T2">"K06"</text:span><text:span text:style-name="T1">, </text:span><text:span text:style-name="T2">"West Falls Church-VT/UVA"</text:span><text:span text:style-name="T1">},</text:span></text:p>
      <text:p text:style-name="P1"><text:span text:style-name="T1"><text:s text:c="12"/>{</text:span><text:span text:style-name="T2">"E07"</text:span><text:span text:style-name="T1">, </text:span><text:span text:style-name="T2">"West Hyattsville"</text:span><text:span text:style-name="T1">},</text:span></text:p>
      <text:p text:style-name="P1"><text:span text:style-name="T1"><text:s text:c="12"/>{</text:span><text:span text:style-name="T2">"B10"</text:span><text:span text:style-name="T1">, </text:span><text:span text:style-name="T2">"Wheaton"</text:span><text:span text:style-name="T1">},</text:span></text:p>
      <text:p text:style-name="P1"><text:span text:style-name="T1"><text:s text:c="12"/>{</text:span><text:span text:style-name="T2">"A12"</text:span><text:span text:style-name="T1">, </text:span><text:span text:style-name="T2">"White Flint"</text:span><text:span text:style-name="T1">},</text:span></text:p>
      <text:p text:style-name="P1"><text:span text:style-name="T1"><text:s text:c="12"/>{</text:span><text:span text:style-name="T2">"N06"</text:span><text:span text:style-name="T1">, </text:span><text:span text:style-name="T2">"Wiehle-Reston East"</text:span><text:span text:style-name="T1">},</text:span></text:p>
      <text:p text:style-name="P1"><text:span text:style-name="T1"><text:s text:c="12"/>{</text:span><text:span text:style-name="T2">"A04"</text:span><text:span text:style-name="T1">, </text:span><text:span text:style-name="T2">"Woodley Park-Zoo/Adams Morgan"</text:span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52S</meta:editing-duration>
    <meta:editing-cycles>4</meta:editing-cycles>
    <meta:generator>OpenOffice/4.1.1$Win32 OpenOffice.org_project/411m6$Build-9775</meta:generator>
    <dc:date>2018-08-20T12:53:12.24</dc:date>
    <meta:document-statistic meta:table-count="0" meta:image-count="0" meta:object-count="0" meta:page-count="2" meta:paragraph-count="96" meta:word-count="286" meta:character-count="3747"/>
    <meta:user-defined meta:name="Info 1"/>
    <meta:user-defined meta:name="Info 2"/>
    <meta:user-defined meta:name="Info 3"/>
    <meta:user-defined meta:name="Info 4"/>
  </office:meta>
</office:document-meta>
</file>